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645" officeooo:paragraph-rsid="00077645" fo:background-color="#9933ff"/>
    </style:style>
    <style:style style:name="P2" style:family="paragraph" style:parent-style-name="Standard">
      <style:text-properties officeooo:rsid="0009c0b6" officeooo:paragraph-rsid="0009c0b6" fo:background-color="#9933ff"/>
    </style:style>
    <style:style style:name="P3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57026" officeooo:paragraph-rsid="00057026"/>
    </style:style>
    <style:style style:name="P4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57026" officeooo:paragraph-rsid="00057026" fo:background-color="#9933ff"/>
    </style:style>
    <style:style style:name="P5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69311" officeooo:paragraph-rsid="00069311" fo:background-color="#9933ff"/>
    </style:style>
    <style:style style:name="P6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70d8b" officeooo:paragraph-rsid="00070d8b" fo:background-color="#9933ff"/>
    </style:style>
    <style:style style:name="P7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77645" officeooo:paragraph-rsid="00077645" fo:background-color="#9933ff"/>
    </style:style>
    <style:style style:name="P8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7cb89" officeooo:paragraph-rsid="00077645" fo:background-color="#9933ff"/>
    </style:style>
    <style:style style:name="P9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9c0b6" officeooo:paragraph-rsid="0009c0b6" fo:background-color="#9933ff"/>
    </style:style>
    <style:style style:name="P10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b81d9" officeooo:paragraph-rsid="000b81d9" fo:background-color="#9933ff"/>
    </style:style>
    <style:style style:name="P11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bfbd8" officeooo:paragraph-rsid="000bfbd8" fo:background-color="#9933ff"/>
    </style:style>
    <style:style style:name="P12" style:family="paragraph" style:parent-style-name="Standard">
      <style:text-properties fo:font-variant="normal" fo:text-transform="none" fo:color="#000000" style:font-name="Courier New" fo:font-size="13.5pt" fo:letter-spacing="normal" fo:font-style="normal" fo:font-weight="normal" officeooo:rsid="000ef633" officeooo:paragraph-rsid="000ef633" fo:background-color="#9933ff"/>
    </style:style>
    <style:style style:name="T1" style:family="text">
      <style:text-properties fo:font-variant="normal" fo:text-transform="none" fo:color="#000000" style:font-name="Courier New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13.5pt" fo:letter-spacing="normal" fo:font-style="normal" fo:font-weight="normal" officeooo:rsid="0007cb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_DdeLink__0_2132775132"/>Rm -rf test</text:p>
      <text:p text:style-name="P4"/>
      <text:p text:style-name="P5">mv ilona kondrat (zmiana)</text:p>
      <text:p text:style-name="P5"/>
      <text:p text:style-name="P5"/>
      <text:p text:style-name="P6">docker run</text:p>
      <text:p text:style-name="P6"/>
      <text:p text:style-name="P6"/>
      <text:p text:style-name="P6">docker exec</text:p>
      <text:p text:style-name="P6"/>
      <text:p text:style-name="P6">sudo docker exec -it ubuntu /bin/bash</text:p>
      <text:p text:style-name="P6"/>
      <text:p text:style-name="P6"/>
      <text:p text:style-name="P7">r read</text:p>
      <text:p text:style-name="P7">w zapisywać</text:p>
      <text:p text:style-name="P7">t templorary</text:p>
      <text:p text:style-name="P7">x wejsc do katalogu</text:p>
      <text:p text:style-name="P7"/>
      <text:p text:style-name="P1"><text:span text:style-name="T1">./ </text:span><text:span text:style-name="T2">uruchomienie skryptu</text:span></text:p>
      <text:p text:style-name="P8"/>
      <text:p text:style-name="P12">rm -rf dir adas <text:s/>usuwanie</text:p>
      <text:p text:style-name="P8"/>
      <text:p text:style-name="P2"><text:span text:style-name="T2">chmod +x skrypt.sh <text:s/></text:span><text:span text:style-name="T1">nada dla skryptu uprawnienia</text:span></text:p>
      <text:p text:style-name="P9"/>
      <text:p text:style-name="P10">cat /etc/group</text:p>
      <text:p text:style-name="P10">root:x:0: uzytkownicy i grupy</text:p>
      <text:p text:style-name="P10">userdel</text:p>
      <text:p text:style-name="P10"/>
      <text:p text:style-name="P10"/>
      <text:p text:style-name="P11">usermod -G dziewczyny -a Magda</text:p>
      <text:p text:style-name="P11"/>
      <text:p text:style-name="P11">tmp/linux/cwiczenie2# usermod -G chlopaki -a Wojtek</text:p>
      <text:p text:style-name="P11">root@7741e49a0f31:/tmp/linux/cwiczenie2# usermod -G chlopaki -a Adam <text:s text:c="2"/>dołaczenie do gr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2:57:49.307323606</meta:creation-date>
    <meta:editing-duration>PT4H7M5S</meta:editing-duration>
    <meta:editing-cycles>4</meta:editing-cycles>
    <meta:generator>LibreOffice/5.3.1.2$Linux_X86_64 LibreOffice_project/30m0$Build-2</meta:generator>
    <dc:date>2017-09-16T00:48:08.618110847</dc:date>
    <meta:document-statistic meta:table-count="0" meta:image-count="0" meta:object-count="0" meta:page-count="1" meta:paragraph-count="18" meta:word-count="69" meta:character-count="458" meta:non-whitespace-character-count="403"/>
  </office:meta>
</office:document-meta>
</file>